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2.469cm" fo:break-before="auto" style:use-optimal-row-height="false"/>
    </style:style>
    <style:style style:name="ro21" style:family="table-row">
      <style:table-row-properties style:row-height="1.087cm" fo:break-before="auto" style:use-optimal-row-height="false"/>
    </style:style>
    <style:style style:name="ro22" style:family="table-row">
      <style:table-row-properties style:row-height="1.579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2.157cm" fo:break-before="auto" style:use-optimal-row-height="false"/>
    </style:style>
    <style:style style:name="ro25" style:family="table-row">
      <style:table-row-properties style:row-height="1.605cm" fo:break-before="auto" style:use-optimal-row-height="false"/>
    </style:style>
    <style:style style:name="ro26" style:family="table-row">
      <style:table-row-properties style:row-height="1.184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ro28" style:family="table-row">
      <style:table-row-properties style:row-height="1.5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 fo:wrap-option="wrap" style:vertical-align="middle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transparent" fo:wrap-option="wrap" style:vertical-align="middle"/>
    </style:style>
    <style:style style:name="ce35" style:family="table-cell" style:parent-style-name="Default">
      <style:table-cell-properties fo:background-color="#e6e6e6" fo:wrap-option="wrap" style:vertical-align="middle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 table:protected="true">
        <table:table-protection table:select-protected-cells="true" table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3.0 @ __-04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4.601cm" svg:x="35.041cm" svg:y="0.282cm" draw:caption-point-x="-1.472cm" draw:caption-point-y="1.548cm">
              <dc:date>2015-04-24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D <text:s text:c="5"/>: descontinuado</text:span></text:p>
              <text:p text:style-name="P1"><text:span text:style-name="T1">&lt;vazio&gt;: não verificado</text:span></text:p>
              <text:p text:style-name="P1"><text:span text:style-name="T1">&lt;em negrito&gt;: verificações amostrais das funções semelhantes ou não verificado, por operar adequadamente em versão anterior e não sofrer influência das últimas alterações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6">
            <text:p>Professores</text:p>
          </table:table-cell>
          <table:table-cell table:style-name="ce4" office:value-type="string" table:number-columns-spanned="1" table:number-rows-spanned="8">
            <text:p>Lista de Presença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 table:number-columns-spanned="1" table:number-rows-spanned="8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F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P)</text:p>
          </table:table-cell>
          <table:table-cell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24" office:value-type="string" table:number-columns-spanned="1" table:number-rows-spanned="23">
            <text:p>PPC</text:p>
          </table:table-cell>
          <table:table-cell table:style-name="ce24" office:value-type="string" table:number-columns-spanned="1" table:number-rows-spanned="14">
            <text:p>Engenharia</text:p>
          </table:table-cell>
          <table:table-cell table:style-name="ce26" office:value-type="string">
            <text:p>AL [PPC-A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Dados relativos aos projetos PAE agora são adequadamente exibidos. O mesmo ocorre para as demais habilitações.</text:p>
          </table:table-cell>
          <table:table-cell table:style-name="ce36" table:number-columns-repeated="1016"/>
        </table:table-row>
        <table:table-row table:style-name="ro12">
          <table:covered-table-cell table:style-name="ce22"/>
          <table:covered-table-cell table:number-columns-repeated="2" table:style-name="ce24"/>
          <table:table-cell table:style-name="ce26" office:value-type="string">
            <text:p>CA [PPC-CA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3" office:value-type="string">
            <text:p>CA foi apontado para TR.EL e agora os professores-disciplinas são adequadamente relacionados. Entretanto, sob consulta em datas anteriores, enquanto CA pertencia ao TR.MC, nem todos os professors-disciplinas hão de ser relacionados.</text:p>
          </table:table-cell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M [PPC-C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CV [PPC-CV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L [PPC- EL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EN [PPC-EN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MC [PPC-MC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PM [PPC-PM]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2"/>
          <table:covered-table-cell table:number-columns-repeated="2" table:style-name="ce24"/>
          <table:table-cell table:style-name="ce26" office:value-type="string">
            <text:p>QM<text:span text:style-name="T4"> [PPC-QM]</text:span></text:p>
          </table:table-cell>
          <table:table-cell table:number-columns-repeated="2" table:style-name="ce24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34"/>
          <table:table-cell table:style-name="ce36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3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9">
          <table:covered-table-cell table:style-name="ce23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9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 O mesmo deve ocorrer para os demais curso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30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4">
            <text:p>Cargas Horári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3">
            <text:p>Consultar Aulas [CH-CONS-AULAS]</text:p>
          </table:table-cell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3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31" office:value-type="string">
            <text:p>O*</text:p>
          </table:table-cell>
          <table:table-cell table:style-name="ce35" office:value-type="string">
            <text:p>Colunas não utilizadas excluídas. Criadas colunas para PAE. <text:span text:style-name="T3">Rever cálculo de TotHaPG.</text:span>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  <text:p>[CONV-LISTA-REFCRUZ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21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style-name="ce9" office:value-type="string">
            <text:p>Gerar Folha de Registro de Aula</text:p>
            <text:p>[PASTAS-REG-AULA-GERAR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2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32" office:value-type="string">
            <text:p>O</text:p>
          </table:table-cell>
          <table:table-cell table:style-name="ce34" office:value-type="string">
            <text:p>Problema anteriormente reportado de lentidão foi solucionado.</text:p>
          </table:table-cell>
          <table:table-cell table:style-name="ce36" table:number-columns-repeated="1016"/>
        </table:table-row>
        <table:table-row table:style-name="ro23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4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6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D</text:p>
          </table:table-cell>
          <table:table-cell table:style-name="ce16"/>
          <table:table-cell table:style-name="ce12" table:number-columns-repeated="1016"/>
        </table:table-row>
        <table:table-row table:style-name="ro27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Novidades da Versão! [NOVIDADES-VERS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28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  <text:p><text:span text:style-name="T4"><text:s text:c="3"/></text:span><text:span text:style-name="T4">* Coleta de estatísticas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0000-00-00T18:28:43.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4-24T18:48:04.16</dc:date>
    <meta:editing-duration>P28DT13H15M58S</meta:editing-duration>
    <meta:editing-cycles>65</meta:editing-cycles>
    <meta:document-statistic meta:table-count="3" meta:cell-count="1481" meta:object-count="0"/>
  </office:meta>
</office:document-meta>
</file>